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olução de CRM Onlin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Vantagens:</text:p>
            <text:p>-Online, toda a empresa pode operar a distância</text:p>
            <text:p>Eu já fiz alguns trabalhos com customização de CRM e alguns trabalhos de instação, tenho um artigo sobre CRM publicado em 2 portais que dão mais de 1000 leituras. Eu trabalhava com CRM mas hoje 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7cm" svg:x="1.4cm" svg:y="0.837cm" presentation:class="title">
          <draw:text-box>
            <text:p>Vantagens</text:p>
          </draw:text-box>
        </draw:frame>
        <draw:frame presentation:style-name="pr5" draw:layer="layout" svg:width="25.199cm" svg:height="13.86cm" svg:x="1.4cm" svg:y="4.91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cisco Matelli</meta:initial-creator>
    <meta:creation-date>2010-10-16T01:39:17</meta:creation-date>
    <meta:editing-duration>PT29H24M53S</meta:editing-duration>
    <meta:editing-cycles>3</meta:editing-cycles>
    <dc:date>2010-10-17T08:07:02</dc:date>
    <dc:creator>Francisco Matelli</dc:creator>
    <meta:generator>OpenOffice.org/3.2$Linux OpenOffice.org_project/320m12$Build-9483</meta:generator>
    <meta:document-statistic meta:object-count="29"/>
  </office:meta>
</office:document-meta>
</file>